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925cm" fo:min-width="2.67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0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42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7" style:family="graphic" style:parent-style-name="standard">
      <style:graphic-properties draw:fill="none" draw:textarea-vertical-align="middle" draw:auto-grow-height="false" fo:min-height="16.604cm" fo:min-width="0.189cm" fo:wrap-option="wrap"/>
    </style:style>
    <style:style style:name="gr8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89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paragraph-properties fo:text-align="end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3.175cm" svg:height="3.175cm" svg:x="6.957cm" svg:y="2.634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1" draw:layer="layout" svg:x1="7.591cm" svg:y1="2.634cm" svg:x2="7.591cm" svg:y2="5.809cm">
              <text:p/>
            </draw:line>
            <draw:line draw:style-name="gr2" draw:text-style-name="P1" draw:layer="layout" svg:x1="8.227cm" svg:y1="2.634cm" svg:x2="8.227cm" svg:y2="5.809cm">
              <text:p/>
            </draw:line>
            <draw:line draw:style-name="gr2" draw:text-style-name="P1" draw:layer="layout" svg:x1="8.862cm" svg:y1="2.634cm" svg:x2="8.862cm" svg:y2="5.809cm">
              <text:p/>
            </draw:line>
            <draw:line draw:style-name="gr2" draw:text-style-name="P1" draw:layer="layout" svg:x1="9.498cm" svg:y1="2.634cm" svg:x2="9.498cm" svg:y2="5.809cm">
              <text:p/>
            </draw:line>
            <draw:line draw:style-name="gr2" draw:text-style-name="P1" draw:layer="layout" svg:x1="6.957cm" svg:y1="3.268cm" svg:x2="10.132cm" svg:y2="3.268cm">
              <text:p/>
            </draw:line>
            <draw:line draw:style-name="gr2" draw:text-style-name="P1" draw:layer="layout" svg:x1="6.957cm" svg:y1="3.904cm" svg:x2="10.132cm" svg:y2="3.904cm">
              <text:p/>
            </draw:line>
            <draw:line draw:style-name="gr2" draw:text-style-name="P1" draw:layer="layout" svg:x1="6.957cm" svg:y1="4.539cm" svg:x2="10.132cm" svg:y2="4.539cm">
              <text:p/>
            </draw:line>
            <draw:line draw:style-name="gr2" draw:text-style-name="P1" draw:layer="layout" svg:x1="6.957cm" svg:y1="5.175cm" svg:x2="10.132cm" svg:y2="5.175cm">
              <text:p/>
            </draw:line>
          </draw:g>
          <draw:frame draw:style-name="gr3" draw:text-style-name="P3" draw:layer="layout" svg:width="1.473cm" svg:height="0.725cm" draw:transform="rotate (1.5707963267949) translate (6.957cm 2.634cm)">
            <draw:text-box>
              <text:p text:style-name="P2"><text:span text:style-name="T1">1995</text:span></text:p>
            </draw:text-box>
          </draw:frame>
          <draw:frame draw:style-name="gr3" draw:text-style-name="P3" draw:layer="layout" svg:width="1.473cm" svg:height="0.725cm" draw:transform="rotate (1.5707963267949) translate (7.558cm 2.635cm)">
            <draw:text-box>
              <text:p text:style-name="P2"><text:span text:style-name="T1">1996</text:span></text:p>
            </draw:text-box>
          </draw:frame>
          <draw:frame draw:style-name="gr3" draw:text-style-name="P3" draw:layer="layout" svg:width="1.473cm" svg:height="0.725cm" draw:transform="rotate (1.5707963267949) translate (8.759cm 2.636cm)">
            <draw:text-box>
              <text:p text:style-name="P2"><text:span text:style-name="T1">2099</text:span></text:p>
            </draw:text-box>
          </draw:frame>
          <draw:frame draw:style-name="gr3" draw:text-style-name="P3" draw:layer="layout" svg:width="1.473cm" svg:height="0.725cm" draw:transform="rotate (1.5707963267949) translate (9.46cm 2.637cm)">
            <draw:text-box>
              <text:p text:style-name="P2"><text:span text:style-name="T1">2100</text:span></text:p>
            </draw:text-box>
          </draw:frame>
          <draw:frame draw:style-name="gr3" draw:text-style-name="P3" draw:layer="layout" svg:width="1.473cm" svg:height="0.725cm" draw:transform="rotate (1.5707963267949) translate (8.061cm 2.638cm)">
            <draw:text-box>
              <text:p text:style-name="P2"><text:span text:style-name="T1">...</text:span></text:p>
            </draw:text-box>
          </draw:frame>
          <draw:frame draw:style-name="gr3" draw:text-style-name="P5" draw:layer="layout" svg:width="1.952cm" svg:height="0.725cm" svg:x="5.005cm" svg:y="2.634cm">
            <draw:text-box>
              <text:p text:style-name="P4"><text:span text:style-name="T1">Alge</text:span><text:span text:style-name="T1">ria</text:span></text:p>
            </draw:text-box>
          </draw:frame>
          <draw:frame draw:style-name="gr3" draw:text-style-name="P5" draw:layer="layout" svg:width="1.952cm" svg:height="0.725cm" svg:x="5.005cm" svg:y="3.235cm">
            <draw:text-box>
              <text:p text:style-name="P4"><text:span text:style-name="T1">Ang</text:span><text:span text:style-name="T1">ola</text:span></text:p>
            </draw:text-box>
          </draw:frame>
          <draw:frame draw:style-name="gr3" draw:text-style-name="P5" draw:layer="layout" svg:width="1.952cm" svg:height="0.725cm" svg:x="5.005cm" svg:y="3.936cm">
            <draw:text-box>
              <text:p text:style-name="P4"><text:span text:style-name="T1">...</text:span></text:p>
            </draw:text-box>
          </draw:frame>
          <draw:frame draw:style-name="gr4" draw:text-style-name="P5" draw:layer="layout" svg:width="2.27cm" svg:height="0.725cm" svg:x="4.687cm" svg:y="4.536cm">
            <draw:text-box>
              <text:p text:style-name="P4"><text:span text:style-name="T1">U</text:span><text:span text:style-name="T1">kr</text:span><text:span text:style-name="T1">ai</text:span><text:span text:style-name="T1">ne</text:span></text:p>
            </draw:text-box>
          </draw:frame>
          <draw:frame draw:style-name="gr5" draw:text-style-name="P5" draw:layer="layout" svg:width="2.857cm" svg:height="0.725cm" svg:x="4.1cm" svg:y="5.137cm">
            <draw:text-box>
              <text:p text:style-name="P4"><text:span text:style-name="T1">U</text:span><text:span text:style-name="T1">zb</text:span><text:span text:style-name="T1">ek</text:span><text:span text:style-name="T1">ist</text:span><text:span text:style-name="T1">an</text:span></text:p>
            </draw:text-box>
          </draw:frame>
        </draw:g>
        <draw:frame draw:style-name="gr6" draw:text-style-name="P7" draw:layer="layout" svg:width="4.763cm" svg:height="1.673cm" svg:x="5.574cm" svg:y="6.126cm">
          <draw:text-box>
            <text:p text:style-name="P6">Consumption</text:p>
          </draw:text-box>
        </draw:frame>
        <draw:g>
          <draw:g>
            <draw:custom-shape draw:style-name="gr1" draw:text-style-name="P1" draw:layer="layout" svg:width="3.175cm" svg:height="3.175cm" svg:x="6.974cm" svg:y="8.613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1" draw:layer="layout" svg:x1="7.608cm" svg:y1="8.613cm" svg:x2="7.608cm" svg:y2="11.788cm">
              <text:p/>
            </draw:line>
            <draw:line draw:style-name="gr2" draw:text-style-name="P1" draw:layer="layout" svg:x1="8.244cm" svg:y1="8.613cm" svg:x2="8.244cm" svg:y2="11.788cm">
              <text:p/>
            </draw:line>
            <draw:line draw:style-name="gr2" draw:text-style-name="P1" draw:layer="layout" svg:x1="8.879cm" svg:y1="8.613cm" svg:x2="8.879cm" svg:y2="11.788cm">
              <text:p/>
            </draw:line>
            <draw:line draw:style-name="gr2" draw:text-style-name="P1" draw:layer="layout" svg:x1="9.515cm" svg:y1="8.613cm" svg:x2="9.515cm" svg:y2="11.788cm">
              <text:p/>
            </draw:line>
            <draw:line draw:style-name="gr2" draw:text-style-name="P1" draw:layer="layout" svg:x1="6.974cm" svg:y1="9.247cm" svg:x2="10.149cm" svg:y2="9.247cm">
              <text:p/>
            </draw:line>
            <draw:line draw:style-name="gr2" draw:text-style-name="P1" draw:layer="layout" svg:x1="6.974cm" svg:y1="9.883cm" svg:x2="10.149cm" svg:y2="9.883cm">
              <text:p/>
            </draw:line>
            <draw:line draw:style-name="gr2" draw:text-style-name="P1" draw:layer="layout" svg:x1="6.974cm" svg:y1="10.518cm" svg:x2="10.149cm" svg:y2="10.518cm">
              <text:p/>
            </draw:line>
            <draw:line draw:style-name="gr2" draw:text-style-name="P1" draw:layer="layout" svg:x1="6.974cm" svg:y1="11.154cm" svg:x2="10.149cm" svg:y2="11.154cm">
              <text:p/>
            </draw:line>
          </draw:g>
          <draw:frame draw:style-name="gr3" draw:text-style-name="P3" draw:layer="layout" svg:width="1.473cm" svg:height="0.725cm" draw:transform="rotate (1.5707963267949) translate (6.974cm 8.613cm)">
            <draw:text-box>
              <text:p text:style-name="P2"><text:span text:style-name="T1">1995</text:span></text:p>
            </draw:text-box>
          </draw:frame>
          <draw:frame draw:style-name="gr3" draw:text-style-name="P3" draw:layer="layout" svg:width="1.473cm" svg:height="0.725cm" draw:transform="rotate (1.5707963267949) translate (7.575cm 8.614cm)">
            <draw:text-box>
              <text:p text:style-name="P2"><text:span text:style-name="T1">1996</text:span></text:p>
            </draw:text-box>
          </draw:frame>
          <draw:frame draw:style-name="gr3" draw:text-style-name="P3" draw:layer="layout" svg:width="1.473cm" svg:height="0.725cm" draw:transform="rotate (1.5707963267949) translate (8.776cm 8.615cm)">
            <draw:text-box>
              <text:p text:style-name="P2"><text:span text:style-name="T1">2099</text:span></text:p>
            </draw:text-box>
          </draw:frame>
          <draw:frame draw:style-name="gr3" draw:text-style-name="P3" draw:layer="layout" svg:width="1.473cm" svg:height="0.725cm" draw:transform="rotate (1.5707963267949) translate (9.477cm 8.616cm)">
            <draw:text-box>
              <text:p text:style-name="P2"><text:span text:style-name="T1">2100</text:span></text:p>
            </draw:text-box>
          </draw:frame>
          <draw:frame draw:style-name="gr3" draw:text-style-name="P3" draw:layer="layout" svg:width="1.473cm" svg:height="0.725cm" draw:transform="rotate (1.5707963267949) translate (8.078cm 8.617cm)">
            <draw:text-box>
              <text:p text:style-name="P2"><text:span text:style-name="T1">...</text:span></text:p>
            </draw:text-box>
          </draw:frame>
          <draw:frame draw:style-name="gr3" draw:text-style-name="P5" draw:layer="layout" svg:width="1.952cm" svg:height="0.725cm" svg:x="5.022cm" svg:y="8.613cm">
            <draw:text-box>
              <text:p text:style-name="P4"><text:span text:style-name="T1">Alge</text:span><text:span text:style-name="T1">ria</text:span></text:p>
            </draw:text-box>
          </draw:frame>
          <draw:frame draw:style-name="gr3" draw:text-style-name="P5" draw:layer="layout" svg:width="1.952cm" svg:height="0.725cm" svg:x="5.022cm" svg:y="9.214cm">
            <draw:text-box>
              <text:p text:style-name="P4"><text:span text:style-name="T1">Ang</text:span><text:span text:style-name="T1">ola</text:span></text:p>
            </draw:text-box>
          </draw:frame>
          <draw:frame draw:style-name="gr3" draw:text-style-name="P5" draw:layer="layout" svg:width="1.952cm" svg:height="0.725cm" svg:x="5.022cm" svg:y="9.915cm">
            <draw:text-box>
              <text:p text:style-name="P4"><text:span text:style-name="T1">...</text:span></text:p>
            </draw:text-box>
          </draw:frame>
          <draw:frame draw:style-name="gr4" draw:text-style-name="P5" draw:layer="layout" svg:width="2.27cm" svg:height="0.725cm" svg:x="4.704cm" svg:y="10.515cm">
            <draw:text-box>
              <text:p text:style-name="P4"><text:span text:style-name="T1">Ukra</text:span><text:span text:style-name="T1">ine</text:span></text:p>
            </draw:text-box>
          </draw:frame>
          <draw:frame draw:style-name="gr5" draw:text-style-name="P5" draw:layer="layout" svg:width="2.857cm" svg:height="0.725cm" svg:x="4.117cm" svg:y="11.116cm">
            <draw:text-box>
              <text:p text:style-name="P4"><text:span text:style-name="T1">Uzbekistan</text:span></text:p>
            </draw:text-box>
          </draw:frame>
        </draw:g>
        <draw:frame draw:style-name="gr6" draw:text-style-name="P7" draw:layer="layout" svg:width="4.763cm" svg:height="1.673cm" svg:x="5.574cm" svg:y="12.027cm">
          <draw:text-box>
            <text:p text:style-name="P6">Production</text:p>
          </draw:text-box>
        </draw:frame>
        <draw:custom-shape draw:style-name="gr7" draw:text-style-name="P1" draw:layer="layout" svg:width="1.905cm" svg:height="17.78cm" svg:x="3.505cm" svg:y="1.635cm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8" draw:layer="layout" svg:width="3.493cm" svg:height="3.806cm" svg:x="0.365cm" svg:y="9.255cm">
          <draw:text-box>
            <text:p text:style-name="P6">2D Panel Data countries x time</text:p>
          </draw:text-box>
        </draw:frame>
        <draw:frame draw:style-name="gr9" draw:text-style-name="P8" draw:layer="layout" svg:width="3.493cm" svg:height="2.384cm" svg:x="0.365cm" svg:y="19.888cm">
          <draw:text-box>
            <text:p text:style-name="P6">1D Vector Data countries</text:p>
          </draw:text-box>
        </draw:frame>
        <draw:frame draw:style-name="gr6" draw:text-style-name="P7" draw:layer="layout" svg:width="4.763cm" svg:height="1.673cm" svg:x="11.16cm" svg:y="12.027cm">
          <draw:text-box>
            <text:p text:style-name="P6">Export</text:p>
          </draw:text-box>
        </draw:frame>
        <draw:frame draw:style-name="gr10" draw:text-style-name="P8" draw:layer="layout" svg:width="4.763cm" svg:height="0.962cm" svg:x="5.574cm" svg:y="17.913cm">
          <draw:text-box>
            <text:p text:style-name="P6">Other data</text:p>
          </draw:text-box>
        </draw:frame>
        <draw:frame draw:style-name="gr6" draw:text-style-name="P7" draw:layer="layout" svg:width="4.763cm" svg:height="1.673cm" svg:x="11.582cm" svg:y="5.994cm">
          <draw:text-box>
            <text:p text:style-name="P6">Import</text:p>
          </draw:text-box>
        </draw:frame>
        <draw:frame draw:style-name="gr6" draw:text-style-name="P7" draw:layer="layout" svg:width="4.763cm" svg:height="1.673cm" svg:x="11.477cm" svg:y="17.742cm">
          <draw:text-box>
            <text:p text:style-name="P6">Prices</text:p>
          </draw:text-box>
        </draw:frame>
        <draw:g>
          <draw:g>
            <draw:custom-shape draw:style-name="gr1" draw:text-style-name="P1" draw:layer="layout" svg:width="3.175cm" svg:height="3.175cm" svg:x="12.858cm" svg:y="2.635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1" draw:layer="layout" svg:x1="13.492cm" svg:y1="2.635cm" svg:x2="13.492cm" svg:y2="5.81cm">
              <text:p/>
            </draw:line>
            <draw:line draw:style-name="gr2" draw:text-style-name="P1" draw:layer="layout" svg:x1="14.128cm" svg:y1="2.635cm" svg:x2="14.128cm" svg:y2="5.81cm">
              <text:p/>
            </draw:line>
            <draw:line draw:style-name="gr2" draw:text-style-name="P1" draw:layer="layout" svg:x1="14.763cm" svg:y1="2.635cm" svg:x2="14.763cm" svg:y2="5.81cm">
              <text:p/>
            </draw:line>
            <draw:line draw:style-name="gr2" draw:text-style-name="P1" draw:layer="layout" svg:x1="15.399cm" svg:y1="2.635cm" svg:x2="15.399cm" svg:y2="5.81cm">
              <text:p/>
            </draw:line>
            <draw:line draw:style-name="gr2" draw:text-style-name="P1" draw:layer="layout" svg:x1="12.858cm" svg:y1="3.269cm" svg:x2="16.033cm" svg:y2="3.269cm">
              <text:p/>
            </draw:line>
            <draw:line draw:style-name="gr2" draw:text-style-name="P1" draw:layer="layout" svg:x1="12.858cm" svg:y1="3.905cm" svg:x2="16.033cm" svg:y2="3.905cm">
              <text:p/>
            </draw:line>
            <draw:line draw:style-name="gr2" draw:text-style-name="P1" draw:layer="layout" svg:x1="12.858cm" svg:y1="4.54cm" svg:x2="16.033cm" svg:y2="4.54cm">
              <text:p/>
            </draw:line>
            <draw:line draw:style-name="gr2" draw:text-style-name="P1" draw:layer="layout" svg:x1="12.858cm" svg:y1="5.176cm" svg:x2="16.033cm" svg:y2="5.176cm">
              <text:p/>
            </draw:line>
          </draw:g>
          <draw:frame draw:style-name="gr3" draw:text-style-name="P3" draw:layer="layout" svg:width="1.473cm" svg:height="0.725cm" draw:transform="rotate (1.5707963267949) translate (12.858cm 2.635cm)">
            <draw:text-box>
              <text:p text:style-name="P2"><text:span text:style-name="T1">1995</text:span></text:p>
            </draw:text-box>
          </draw:frame>
          <draw:frame draw:style-name="gr3" draw:text-style-name="P3" draw:layer="layout" svg:width="1.473cm" svg:height="0.725cm" draw:transform="rotate (1.5707963267949) translate (13.459cm 2.636cm)">
            <draw:text-box>
              <text:p text:style-name="P2"><text:span text:style-name="T1">1996</text:span></text:p>
            </draw:text-box>
          </draw:frame>
          <draw:frame draw:style-name="gr3" draw:text-style-name="P3" draw:layer="layout" svg:width="1.473cm" svg:height="0.725cm" draw:transform="rotate (1.5707963267949) translate (14.66cm 2.637cm)">
            <draw:text-box>
              <text:p text:style-name="P2"><text:span text:style-name="T1">2099</text:span></text:p>
            </draw:text-box>
          </draw:frame>
          <draw:frame draw:style-name="gr3" draw:text-style-name="P3" draw:layer="layout" svg:width="1.473cm" svg:height="0.725cm" draw:transform="rotate (1.5707963267949) translate (15.361cm 2.638cm)">
            <draw:text-box>
              <text:p text:style-name="P2"><text:span text:style-name="T1">2100</text:span></text:p>
            </draw:text-box>
          </draw:frame>
          <draw:frame draw:style-name="gr3" draw:text-style-name="P3" draw:layer="layout" svg:width="1.473cm" svg:height="0.725cm" draw:transform="rotate (1.5707963267949) translate (13.962cm 2.639cm)">
            <draw:text-box>
              <text:p text:style-name="P2"><text:span text:style-name="T1">...</text:span></text:p>
            </draw:text-box>
          </draw:frame>
          <draw:frame draw:style-name="gr3" draw:text-style-name="P5" draw:layer="layout" svg:width="1.952cm" svg:height="0.725cm" svg:x="10.906cm" svg:y="2.635cm">
            <draw:text-box>
              <text:p text:style-name="P4"><text:span text:style-name="T1">Alge</text:span><text:span text:style-name="T1">ria</text:span></text:p>
            </draw:text-box>
          </draw:frame>
          <draw:frame draw:style-name="gr3" draw:text-style-name="P5" draw:layer="layout" svg:width="1.952cm" svg:height="0.725cm" svg:x="10.906cm" svg:y="3.236cm">
            <draw:text-box>
              <text:p text:style-name="P4"><text:span text:style-name="T1">Ang</text:span><text:span text:style-name="T1">ola</text:span></text:p>
            </draw:text-box>
          </draw:frame>
          <draw:frame draw:style-name="gr3" draw:text-style-name="P5" draw:layer="layout" svg:width="1.952cm" svg:height="0.725cm" svg:x="10.906cm" svg:y="3.937cm">
            <draw:text-box>
              <text:p text:style-name="P4"><text:span text:style-name="T1">...</text:span></text:p>
            </draw:text-box>
          </draw:frame>
          <draw:frame draw:style-name="gr4" draw:text-style-name="P5" draw:layer="layout" svg:width="2.27cm" svg:height="0.725cm" svg:x="10.588cm" svg:y="4.537cm">
            <draw:text-box>
              <text:p text:style-name="P4"><text:span text:style-name="T1">Ukra</text:span><text:span text:style-name="T1">ine</text:span></text:p>
            </draw:text-box>
          </draw:frame>
          <draw:frame draw:style-name="gr5" draw:text-style-name="P5" draw:layer="layout" svg:width="2.857cm" svg:height="0.725cm" svg:x="10.001cm" svg:y="5.138cm">
            <draw:text-box>
              <text:p text:style-name="P4"><text:span text:style-name="T1">Uzb</text:span><text:span text:style-name="T1">ekist</text:span><text:span text:style-name="T1">an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05:51:10.336403046</meta:creation-date>
    <dc:date>2025-01-07T11:59:45.256655561</dc:date>
    <meta:editing-duration>PT5H27M23S</meta:editing-duration>
    <meta:editing-cycles>2</meta:editing-cycles>
    <meta:generator>LibreOffice/7.4.7.2$Linux_X86_64 LibreOffice_project/40$Build-2</meta:generator>
    <meta:document-statistic meta:object-count="72"/>
  </office:meta>
</office:document-meta>
</file>